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keep-with-next="always"/>
    </style:style>
    <style:style style:name="P2" style:family="paragraph" style:parent-style-name="Standard">
      <style:paragraph-properties fo:margin-top="0in" fo:margin-bottom="0in" loext:contextual-spacing="false" fo:keep-together="auto" fo:orphans="0" fo:widows="0" fo:keep-with-next="always"/>
      <style:text-properties officeooo:paragraph-rsid="0015e67d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keep-together="auto" fo:orphans="0" fo:widows="0" fo:keep-with-next="always"/>
    </style:style>
    <style:style style:name="P4" style:family="paragraph" style:parent-style-name="Standard">
      <style:paragraph-properties fo:margin-top="0in" fo:margin-bottom="0in" loext:contextual-spacing="false" fo:orphans="0" fo:widows="0"/>
    </style:style>
    <style:style style:name="P5" style:family="paragraph" style:parent-style-name="Standard">
      <style:paragraph-properties fo:margin-top="0in" fo:margin-bottom="0in" loext:contextual-spacing="false" fo:orphans="0" fo:widows="0"/>
      <style:text-properties officeooo:paragraph-rsid="0015e67d"/>
    </style:style>
    <style:style style:name="P6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keep-with-next="always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lways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officeooo:rsid="0015e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fter installing linux:</text:span></text:p>
      <text:p text:style-name="P1"><text:span text:style-name="T1"><text:s/></text:span></text:p>
      <text:p text:style-name="P3"><text:span text:style-name="T1">For Student</text:span></text:p>
      <text:p text:style-name="P1"><text:span text:style-name="T1">VIA TERMINAL:</text:span></text:p>
      <text:p text:style-name="P1">sudo apt-get update</text:p>
      <text:p text:style-name="P1">sudo apt-get update</text:p>
      <text:p text:style-name="P1">sudo apt-get install python-pygame</text:p>
      <text:p text:style-name="P1">sudo apt-get install python-pygame –fix-missing</text:p>
      <text:p text:style-name="P1">#sudo add-apt-repository ppa:gwibber-daily/ppa</text:p>
      <text:p text:style-name="P1">sudo apt-add-repository ppa:cheleb/blender-svn</text:p>
      <text:p text:style-name="P1">sudo apt-get update</text:p>
      <text:p text:style-name="P1">sudo apt-get install blender</text:p>
      <text:p text:style-name="P1">sudo apt-get ins</text:p>
      <text:p text:style-name="P4">#search GUI:</text:p>
      <text:p text:style-name="P4">catfish</text:p>
      <text:p text:style-name="P4">#then add it to Application Launcher (&amp; move to top)</text:p>
      <text:p text:style-name="P4">#hard drive health and hard drive health GUI: </text:p>
      <text:p text:style-name="P4">smartmontools gsmartcontrol</text:p>
      <text:p text:style-name="P1"><text:span text:style-name="T1"><text:s/></text:span></text:p>
      <text:p text:style-name="P1"><text:span text:style-name="T1">Install Adobe Flashplayer for Firefox</text:span></text:p>
      <text:p text:style-name="P1"><text:span text:style-name="T1">Install WOT for Firefox</text:span></text:p>
      <text:p text:style-name="P1"><text:span text:style-name="T1"><text:s/></text:span></text:p>
      <text:p text:style-name="P1"><text:span text:style-name="T1">Stuff that needs to happen for all users:</text:span></text:p>
      <text:p text:style-name="P7"><text:span text:style-name="T1">Make shortcut to Blender</text:span></text:p>
      <text:p text:style-name="P8"><text:span text:style-name="T1"/></text:p>
      <text:p text:style-name="P2">sudo add-apt-repository ppa:gwibber-daily/ppa</text:p>
      <text:p text:style-name="P2">#previous line is for blender 2.6 instead of 2.5 <text:span text:style-name="T3">on Ubuntu 14 or so</text:span></text:p>
      <text:p text:style-name="P5"/>
      <text:p text:style-name="P3"><text:span text:style-name="T1">For centerofthesun FTP Server</text:span>:</text:p>
      <text:p text:style-name="P1"/>
      <text:p text:style-name="P1">sudo apt-get update</text:p>
      <text:p text:style-name="P1">sudo apt-get install fancontrol</text:p>
      <text:p text:style-name="P1"/>
      <text:p text:style-name="P7">sudo apt-get install pure-ftpd ddrescue </text:p>
      <text:p text:style-name="P7">#ddrescue is the (easier &amp; gnu-recommended) gnu version of dd_rescue</text:p>
      <text:p text:style-name="P1">#next line is for amd (or ATI) cards (recommended by Ubuntu as safest method, as opposed to removing fglrx [ https://wiki.ubuntu.com/X/Troubleshooting/FglrxInteferesWithRadeonDriver ] then installing <text:a xlink:type="simple" xlink:href="http://support.amd.com/us/Pages/AMDSupportHub.aspx" text:style-name="ListLabel_20_1" text:visited-style-name="ListLabel_20_1"><text:span text:style-name="Internet_20_link"><text:span text:style-name="T2">http://support.amd.com/us/Pages/AMDSupportHub.aspx</text:span></text:span></text:a>)</text:p>
      <text:p text:style-name="P1">sudo apt-get install fglrx fglrx-amdcccle</text:p>
      <text:p text:style-name="P7">#already had gparted gedit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9-04-21T13:01:09.993791820</dc:date>
    <meta:editing-cycles>2</meta:editing-cycles>
    <meta:editing-duration>PT2M29S</meta:editing-duration>
    <meta:generator>LibreOffice/6.1.5.2$Linux_X86_64 LibreOffice_project/10$Build-2</meta:generator>
    <meta:document-statistic meta:table-count="0" meta:image-count="0" meta:object-count="0" meta:page-count="1" meta:paragraph-count="34" meta:word-count="159" meta:character-count="1211" meta:non-whitespace-character-count="1078"/>
  </office:meta>
</office:document-meta>
</file>